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weight="bold" officeooo:rsid="00025f61" officeooo:paragraph-rsid="00025f61"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03c224" officeooo:paragraph-rsid="0003c224"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03c224" officeooo:paragraph-rsid="00044c49"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fo:font-weight="normal" officeooo:paragraph-rsid="00044c49"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fo:font-weight="normal" officeooo:paragraph-rsid="00070566"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fo:font-weight="normal" officeooo:paragraph-rsid="00094aa6"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044c49" officeooo:paragraph-rsid="00044c49"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0565dd" officeooo:paragraph-rsid="000565dd"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font-style="normal" fo:font-weight="normal" officeooo:rsid="0005c016" officeooo:paragraph-rsid="0005c016"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05c016" officeooo:paragraph-rsid="0005c016"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070566" officeooo:paragraph-rsid="00070566"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paragraph-rsid="0005c016"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paragraph-rsid="00044c49"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paragraph-rsid="000565dd"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paragraph-rsid="00070566" style:font-size-asian="13pt" style:font-style-asian="normal" style:font-weight-asian="normal" style:font-size-complex="13pt" style:font-weight-complex="normal"/>
    </style:style>
    <style:style style:name="P16"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bold" officeooo:rsid="00044c49" officeooo:paragraph-rsid="00044c49" style:font-size-asian="13pt" style:font-weight-asian="bold" style:font-size-complex="13pt"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bold" officeooo:rsid="000565dd" officeooo:paragraph-rsid="000565dd" style:font-size-asian="13pt" style:font-weight-asian="bold" style:font-size-complex="13pt"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bold" officeooo:rsid="0005c016" officeooo:paragraph-rsid="0005c016"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bold" officeooo:rsid="00070566" officeooo:paragraph-rsid="00070566"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rsid="00094aa6" officeooo:paragraph-rsid="00094aa6"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normal" officeooo:paragraph-rsid="000a7705" style:font-size-asian="13pt" style:font-size-complex="13pt"/>
    </style:style>
    <style:style style:name="P22" style:family="paragraph" style:parent-style-name="Standard">
      <style:paragraph-properties fo:text-align="justify" style:justify-single-word="false"/>
      <style:text-properties fo:font-variant="normal" fo:text-transform="none" fo:color="#000000" loext:opacity="100%" style:font-name="Liberation Serif" fo:font-size="13pt" fo:letter-spacing="normal" fo:font-style="normal" fo:font-weight="bold" officeooo:rsid="0009fce3" officeooo:paragraph-rsid="0009fce3" style:font-size-asian="13pt" style:font-weight-asian="bold" style:font-size-complex="13pt" style:font-weight-complex="bold"/>
    </style:style>
    <style:style style:name="P23" style:family="paragraph" style:parent-style-name="Standard">
      <style:paragraph-properties fo:text-align="justify" style:justify-single-word="false"/>
      <style:text-properties fo:font-variant="normal" fo:text-transform="none" fo:color="#ff0000" loext:opacity="100%" style:font-name="Liberation Serif" fo:font-size="13pt" fo:letter-spacing="normal" fo:font-style="normal" fo:font-weight="normal" officeooo:paragraph-rsid="0005c016"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variant="normal" fo:text-transform="none" fo:color="#374151" loext:opacity="100%" style:font-name="S hne" fo:font-size="9.60000038146973pt" fo:letter-spacing="normal" fo:font-style="normal" fo:font-weight="normal" officeooo:paragraph-rsid="000a7705"/>
    </style:style>
    <style:style style:name="P25" style:family="paragraph" style:parent-style-name="Standard">
      <style:paragraph-properties fo:text-align="start" style:justify-single-word="false"/>
      <style:text-properties fo:font-variant="normal" fo:text-transform="none" fo:color="#c9211e" loext:opacity="100%" style:font-name="Liberation Serif" fo:font-size="13pt" fo:letter-spacing="normal" fo:font-style="normal" fo:font-weight="normal" officeooo:paragraph-rsid="00094aa6"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color="#000000" loext:opacity="100%" style:font-name="Liberation Serif" fo:font-size="13pt" fo:font-style="normal" fo:font-weight="bold" officeooo:rsid="00070566" officeooo:paragraph-rsid="00070566" style:font-size-asian="13pt" style:font-style-asian="normal" style:font-weight-asian="bold" style:font-size-complex="13pt" style:font-weight-complex="bold"/>
    </style:style>
    <style:style style:name="P27" style:family="paragraph" style:parent-style-name="Standard">
      <style:paragraph-properties fo:text-align="justify" style:justify-single-word="false"/>
      <style:text-properties fo:color="#000000" loext:opacity="100%" style:font-name="Liberation Serif" fo:font-size="13pt" fo:font-style="normal" fo:font-weight="normal" officeooo:rsid="00070566" officeooo:paragraph-rsid="00070566" style:font-size-asian="13pt" style:font-style-asian="normal" style:font-weight-asian="normal" style:font-size-complex="13pt"/>
    </style:style>
    <style:style style:name="P28" style:family="paragraph" style:parent-style-name="Standard">
      <style:paragraph-properties fo:text-align="justify" style:justify-single-word="false"/>
      <style:text-properties fo:color="#000000" loext:opacity="100%" style:font-name="Liberation Serif" fo:font-size="13pt" fo:font-weight="normal" officeooo:paragraph-rsid="0005c016" style:font-size-asian="13pt" style:font-size-complex="13pt"/>
    </style:style>
    <style:style style:name="P29" style:family="paragraph" style:parent-style-name="Standard">
      <style:paragraph-properties fo:text-align="justify" style:justify-single-word="false"/>
      <style:text-properties fo:color="#000000" loext:opacity="100%" style:font-name="Liberation Serif" fo:font-size="13pt" fo:font-weight="normal" officeooo:paragraph-rsid="00070566" style:font-size-asian="13pt" style:font-size-complex="13pt"/>
    </style:style>
    <style:style style:name="P30" style:family="paragraph" style:parent-style-name="Standard">
      <style:paragraph-properties fo:text-align="justify" style:justify-single-word="false"/>
      <style:text-properties fo:color="#000000" loext:opacity="100%" style:font-name="Liberation Serif" fo:font-size="13pt" fo:font-weight="normal" officeooo:paragraph-rsid="00044c49" style:font-size-asian="13pt" style:font-size-complex="13pt"/>
    </style:style>
    <style:style style:name="P31" style:family="paragraph" style:parent-style-name="Standard">
      <style:paragraph-properties fo:text-align="justify" style:justify-single-word="false"/>
      <style:text-properties fo:color="#000000" loext:opacity="100%" style:font-name="Liberation Serif" fo:font-size="13pt" fo:font-weight="normal" officeooo:paragraph-rsid="000565dd" style:font-size-asian="13pt" style:font-size-complex="13pt"/>
    </style:style>
    <style:style style:name="P32" style:family="paragraph" style:parent-style-name="Standard">
      <style:paragraph-properties fo:text-align="justify" style:justify-single-word="false"/>
      <style:text-properties fo:color="#000000" loext:opacity="100%" style:font-name="Liberation Serif" fo:font-size="13pt" fo:font-weight="normal" officeooo:rsid="00025f61" officeooo:paragraph-rsid="00025f61"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color="#000000" loext:opacity="100%" style:font-name="Liberation Serif" fo:font-size="13pt" fo:font-weight="normal" officeooo:rsid="0003c224" officeooo:paragraph-rsid="0003c224"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color="#000000" loext:opacity="100%" style:font-name="Liberation Serif" fo:font-size="13pt" officeooo:paragraph-rsid="00070566" style:font-size-asian="13pt" style:font-size-complex="13pt"/>
    </style:style>
    <style:style style:name="P35" style:family="paragraph" style:parent-style-name="Standard">
      <style:paragraph-properties fo:text-align="justify" style:justify-single-word="false"/>
      <style:text-properties fo:color="#000000" loext:opacity="100%" style:font-name="Liberation Serif" fo:font-size="13pt" fo:font-weight="bold" officeooo:rsid="00044c49" officeooo:paragraph-rsid="00044c49" style:font-size-asian="13pt" style:font-weight-asian="bold" style:font-size-complex="13pt" style:font-weight-complex="bold"/>
    </style:style>
    <style:style style:name="P36" style:family="paragraph" style:parent-style-name="Standard">
      <style:paragraph-properties fo:text-align="justify" style:justify-single-word="false"/>
      <style:text-properties fo:color="#000000" loext:opacity="100%" style:font-name="Liberation Serif" fo:font-size="13pt" fo:font-weight="bold" officeooo:rsid="00025f61" officeooo:paragraph-rsid="00025f61" style:font-size-asian="13pt" style:font-weight-asian="bold" style:font-size-complex="13pt" style:font-weight-complex="bold"/>
    </style:style>
    <style:style style:name="P37" style:family="paragraph" style:parent-style-name="Standard">
      <style:paragraph-properties fo:text-align="justify" style:justify-single-word="false"/>
      <style:text-properties fo:color="#000000" loext:opacity="100%" style:font-name="Liberation Serif" fo:font-size="13pt" fo:font-weight="bold" officeooo:rsid="0003c224" officeooo:paragraph-rsid="0003c224" style:font-size-asian="13pt" style:font-weight-asian="bold" style:font-size-complex="13pt" style:font-weight-complex="bold"/>
    </style:style>
    <style:style style:name="P38" style:family="paragraph" style:parent-style-name="Standard">
      <style:paragraph-properties fo:text-align="justify" style:justify-single-word="false"/>
      <style:text-properties fo:color="#000000" loext:opacity="100%" style:font-name="Liberation Serif" fo:font-size="13pt" officeooo:paragraph-rsid="000a7705" style:font-size-asian="13pt" style:font-size-complex="13pt"/>
    </style:style>
    <style:style style:name="P39" style:family="paragraph" style:parent-style-name="Standard">
      <style:paragraph-properties fo:text-align="justify" style:justify-single-word="false"/>
      <style:text-properties fo:color="#000000" loext:opacity="100%" style:font-name="Liberation Serif" fo:font-size="13pt" fo:font-weight="bold" officeooo:rsid="000a7705" officeooo:paragraph-rsid="000a7705" style:font-size-asian="13pt" style:font-weight-asian="bold" style:font-size-complex="13pt" style:font-weight-complex="bold"/>
    </style:style>
    <style:style style:name="P40" style:family="paragraph" style:parent-style-name="Standard">
      <style:paragraph-properties fo:text-align="justify" style:justify-single-word="false"/>
      <style:text-properties fo:color="#000000" loext:opacity="100%" officeooo:paragraph-rsid="000a7705"/>
    </style:style>
    <style:style style:name="P41" style:family="paragraph" style:parent-style-name="Standard">
      <style:paragraph-properties fo:text-align="justify" style:justify-single-word="false"/>
      <style:text-properties style:font-name="Liberation Serif" fo:font-size="13pt" officeooo:rsid="0017624a" officeooo:paragraph-rsid="0017624a" style:font-size-asian="13pt" style:font-size-complex="13pt"/>
    </style:style>
    <style:style style:name="P42" style:family="paragraph" style:parent-style-name="Standard">
      <style:paragraph-properties fo:text-align="justify" style:justify-single-word="false"/>
      <style:text-properties style:font-name="Liberation Serif" fo:font-size="13pt" officeooo:paragraph-rsid="00146b87" style:font-size-asian="13pt" style:font-size-complex="13pt"/>
    </style:style>
    <style:style style:name="P43" style:family="paragraph" style:parent-style-name="Standard">
      <style:paragraph-properties fo:text-align="justify" style:justify-single-word="false"/>
      <style:text-properties style:font-name="Liberation Serif" fo:font-size="13pt" officeooo:paragraph-rsid="001803c2" style:font-size-asian="13pt" style:font-size-complex="13pt"/>
    </style:style>
    <style:style style:name="P44" style:family="paragraph" style:parent-style-name="Standard">
      <style:paragraph-properties fo:text-align="justify" style:justify-single-word="false"/>
      <style:text-properties style:font-name="Liberation Serif" fo:font-size="13pt" fo:font-weight="bold" officeooo:rsid="00146b87" officeooo:paragraph-rsid="00146b87" style:font-size-asian="13pt" style:font-weight-asian="bold" style:font-size-complex="13pt" style:font-weight-complex="bold"/>
    </style:style>
    <style:style style:name="P45" style:family="paragraph" style:parent-style-name="Standard">
      <style:paragraph-properties fo:text-align="justify" style:justify-single-word="false"/>
      <style:text-properties style:font-name="Liberation Serif" fo:font-size="13pt" fo:font-weight="bold" officeooo:rsid="0017624a" officeooo:paragraph-rsid="0017624a" style:font-size-asian="13pt" style:font-weight-asian="bold" style:font-size-complex="13pt" style:font-weight-complex="bold"/>
    </style:style>
    <style:style style:name="P46" style:family="paragraph" style:parent-style-name="Standard">
      <style:paragraph-properties fo:text-align="justify" style:justify-single-word="false"/>
      <style:text-properties style:font-name="Liberation Serif" fo:font-size="13pt" fo:font-weight="bold" officeooo:rsid="001803c2" officeooo:paragraph-rsid="001803c2" style:font-size-asian="13pt" style:font-weight-asian="bold" style:font-size-complex="13pt" style:font-weight-complex="bold"/>
    </style:style>
    <style:style style:name="P47" style:family="paragraph" style:parent-style-name="Standard">
      <style:paragraph-properties fo:text-align="justify" style:justify-single-word="false"/>
      <style:text-properties officeooo:paragraph-rsid="000a7705"/>
    </style:style>
    <style:style style:name="P48" style:family="paragraph" style:parent-style-name="Standard">
      <style:paragraph-properties fo:text-align="justify" style:justify-single-word="false"/>
      <style:text-properties officeooo:paragraph-rsid="0017624a"/>
    </style:style>
    <style:style style:name="P49" style:family="paragraph" style:parent-style-name="Standard">
      <style:paragraph-properties fo:text-align="justify" style:justify-single-word="false"/>
      <style:text-properties fo:font-weight="bold" officeooo:rsid="00025f61" officeooo:paragraph-rsid="00025f61" style:font-weight-asian="bold" style:font-weight-complex="bold"/>
    </style:style>
    <style:style style:name="T1" style:family="text">
      <style:text-properties officeooo:rsid="0003c224"/>
    </style:style>
    <style:style style:name="T2" style:family="text">
      <style:text-properties fo:font-variant="normal" fo:text-transform="none" fo:color="#374151" loext:opacity="100%" style:font-name="S hne" fo:font-size="9.60000038146973pt" fo:letter-spacing="normal" fo:font-style="normal" fo:font-weight="normal"/>
    </style:style>
    <style:style style:name="T3" style:family="text">
      <style:text-properties fo:font-variant="normal" fo:text-transform="none" fo:color="#374151" loext:opacity="100%" style:font-name="S hne" fo:font-size="9.60000038146973pt" fo:letter-spacing="normal" fo:font-style="normal" fo:font-weight="normal" officeooo:rsid="00146b87"/>
    </style:style>
    <style:style style:name="T4" style:family="text">
      <style:text-properties fo:font-variant="normal" fo:text-transform="none" fo:color="#374151" loext:opacity="100%" style:font-name="S hne" fo:font-size="9.60000038146973pt" fo:letter-spacing="normal" fo:font-style="normal" fo:font-weight="normal" officeooo:rsid="0017624a"/>
    </style:style>
    <style:style style:name="T5" style:family="text">
      <style:text-properties fo:font-variant="normal" fo:text-transform="none" fo:color="#374151" loext:opacity="100%" style:font-name="S hne" fo:font-size="9.60000038146973pt" fo:letter-spacing="normal" fo:font-style="normal" fo:font-weight="normal" officeooo:rsid="001803c2"/>
    </style:style>
    <style:style style:name="T6" style:family="text">
      <style:text-properties fo:font-variant="normal" fo:text-transform="none" fo:color="#374151" loext:opacity="100%" fo:font-size="9.60000038146973pt" fo:letter-spacing="normal" fo:font-style="normal" fo:font-weight="normal"/>
    </style:style>
    <style:style style:name="T7" style:family="text">
      <style:text-properties fo:font-variant="normal" fo:text-transform="none" fo:color="#374151" loext:opacity="100%" fo:font-size="9.60000038146973pt" fo:letter-spacing="normal" fo:font-style="normal" fo:font-weight="normal" loext:padding="0.049cm" loext:border="0.06pt solid #d9d9e3"/>
    </style:style>
    <style:style style:name="T8" style:family="text">
      <style:text-properties fo:font-variant="normal" fo:text-transform="none" fo:color="#374151" loext:opacity="100%" fo:font-size="9.60000038146973pt" fo:letter-spacing="normal" fo:font-style="normal" fo:font-weight="normal" officeooo:rsid="00146b87"/>
    </style:style>
    <style:style style:name="T9" style:family="text">
      <style:text-properties fo:font-variant="normal" fo:text-transform="none" fo:color="#374151" loext:opacity="100%" fo:font-size="9.60000038146973pt" fo:letter-spacing="normal" fo:font-style="normal" fo:font-weight="normal" officeooo:rsid="0017624a"/>
    </style:style>
    <style:style style:name="T10" style:family="text">
      <style:text-properties fo:font-variant="normal" fo:text-transform="none" fo:color="#374151" loext:opacity="100%" fo:font-size="9.60000038146973pt" fo:letter-spacing="normal" fo:font-style="normal" fo:font-weight="normal" officeooo:rsid="001803c2"/>
    </style:style>
    <style:style style:name="T11" style:family="text">
      <style:text-properties fo:font-variant="normal" fo:text-transform="none" fo:color="#374151" loext:opacity="100%" fo:letter-spacing="normal" fo:font-style="normal"/>
    </style:style>
    <style:style style:name="T12" style:family="text">
      <style:text-properties fo:font-variant="normal" fo:text-transform="none" fo:color="#374151" loext:opacity="100%" fo:letter-spacing="normal" fo:font-style="normal" fo:font-weight="normal"/>
    </style:style>
    <style:style style:name="T13" style:family="text">
      <style:text-properties fo:font-variant="normal" fo:text-transform="none" fo:color="#374151" loext:opacity="100%" fo:letter-spacing="normal" fo:font-style="normal" fo:font-weight="normal" officeooo:rsid="00146b87"/>
    </style:style>
    <style:style style:name="T14" style:family="text">
      <style:text-properties fo:font-variant="normal" fo:text-transform="none" fo:color="#374151" loext:opacity="100%" fo:letter-spacing="normal" fo:font-style="normal" fo:font-weight="normal" officeooo:rsid="001803c2"/>
    </style:style>
    <style:style style:name="T15" style:family="text">
      <style:text-properties fo:font-variant="normal" fo:text-transform="none" fo:color="#374151" loext:opacity="100%" fo:letter-spacing="normal" fo:font-style="normal" fo:font-weight="bold" officeooo:rsid="00146b87" style:font-weight-asian="bold" style:font-weight-complex="bold"/>
    </style:style>
    <style:style style:name="T16" style:family="text">
      <style:text-properties fo:font-variant="normal" fo:text-transform="none" fo:color="#374151" loext:opacity="100%" fo:letter-spacing="normal" fo:font-style="normal" officeooo:rsid="00146b87"/>
    </style:style>
    <style:style style:name="T17" style:family="text">
      <style:text-properties fo:font-variant="normal" fo:text-transform="none" fo:color="#374151" loext:opacity="100%" style:font-name="Liberation Serif" fo:font-size="9.60000038146973pt" fo:letter-spacing="normal" fo:font-style="normal" fo:font-weight="normal"/>
    </style:style>
    <style:style style:name="T18" style:family="text">
      <style:text-properties fo:font-variant="normal" fo:text-transform="none" fo:color="#374151" loext:opacity="100%" style:font-name="Liberation Serif" fo:font-size="9.60000038146973pt" fo:letter-spacing="normal" fo:font-style="normal" fo:font-weight="normal" officeooo:rsid="0017624a"/>
    </style:style>
    <style:style style:name="T19" style:family="text">
      <style:text-properties fo:font-variant="normal" fo:text-transform="none" fo:color="#374151" loext:opacity="100%" style:font-name="Liberation Serif" fo:font-size="9.60000038146973pt" fo:letter-spacing="normal" fo:font-style="normal" fo:font-weight="normal" loext:padding="0.049cm" loext:border="0.06pt solid #d9d9e3"/>
    </style:style>
    <style:style style:name="T20" style:family="text">
      <style:text-properties fo:font-variant="normal" fo:text-transform="none" fo:color="#374151" loext:opacity="100%" style:font-name="Liberation Serif" fo:letter-spacing="normal" fo:font-style="normal" fo:font-weight="normal"/>
    </style:style>
    <style:style style:name="T21" style:family="text">
      <style:text-properties fo:font-variant="normal" fo:text-transform="none" fo:color="#374151" loext:opacity="100%" style:font-name="Liberation Serif" fo:letter-spacing="normal" fo:font-style="normal" fo:font-weight="normal" officeooo:rsid="0017624a"/>
    </style:style>
    <style:style style:name="T22" style:family="text">
      <style:text-properties fo:font-variant="normal" fo:text-transform="none" fo:color="#374151" loext:opacity="100%" style:font-name="Liberation Serif" fo:letter-spacing="normal" fo:font-style="normal" fo:font-weight="normal" loext:padding="0.049cm" loext:border="0.06pt solid #d9d9e3"/>
    </style:style>
    <style:style style:name="T23" style:family="text">
      <style:text-properties fo:font-variant="normal" fo:text-transform="none" fo:color="#374151" loext:opacity="100%" style:font-name="Liberation Serif" fo:font-size="13pt" fo:letter-spacing="normal" fo:font-style="normal" fo:font-weight="normal" style:font-size-asian="13pt" style:font-size-complex="13pt"/>
    </style:style>
    <style:style style:name="T24" style:family="text">
      <style:text-properties fo:font-variant="normal" fo:text-transform="none" fo:color="#374151" loext:opacity="100%" style:font-name="Liberation Serif" fo:font-size="13pt" fo:letter-spacing="normal" fo:font-style="normal" fo:font-weight="normal" officeooo:rsid="0017624a" style:font-size-asian="13pt" style:font-size-complex="13pt"/>
    </style:style>
    <style:style style:name="T25" style:family="text">
      <style:text-properties fo:font-variant="normal" fo:text-transform="none" fo:color="#374151" loext:opacity="100%" style:font-name="Liberation Serif" fo:font-size="13pt" fo:letter-spacing="normal" fo:font-style="normal" fo:font-weight="normal" style:font-size-asian="13pt" style:font-size-complex="13pt" loext:padding="0.049cm" loext:border="0.06pt solid #d9d9e3"/>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style:font-weight-asian="normal" style:font-weight-complex="normal"/>
    </style:style>
    <style:style style:name="T28" style:family="text">
      <style:text-properties fo:font-variant="normal" fo:text-transform="none" fo:letter-spacing="normal" fo:font-style="normal" officeooo:rsid="0003c224" style:font-weight-asian="normal" style:font-weight-complex="normal"/>
    </style:style>
    <style:style style:name="T29" style:family="text">
      <style:text-properties fo:font-variant="normal" fo:text-transform="none" fo:letter-spacing="normal" fo:font-style="normal" officeooo:rsid="00044c49" style:font-weight-asian="normal" style:font-weight-complex="normal"/>
    </style:style>
    <style:style style:name="T30" style:family="text">
      <style:text-properties fo:font-variant="normal" fo:text-transform="none" fo:letter-spacing="normal" fo:font-style="normal" officeooo:rsid="000565dd" style:font-weight-asian="normal" style:font-weight-complex="normal"/>
    </style:style>
    <style:style style:name="T31" style:family="text">
      <style:text-properties fo:font-variant="normal" fo:text-transform="none" fo:letter-spacing="normal" fo:font-style="normal" officeooo:rsid="0005c016" style:font-weight-asian="normal" style:font-weight-complex="normal"/>
    </style:style>
    <style:style style:name="T32" style:family="text">
      <style:text-properties fo:font-variant="normal" fo:text-transform="none" fo:letter-spacing="normal" fo:font-style="normal" officeooo:rsid="000647f2" style:font-weight-asian="normal" style:font-weight-complex="normal"/>
    </style:style>
    <style:style style:name="T33" style:family="text">
      <style:text-properties fo:font-variant="normal" fo:text-transform="none" fo:letter-spacing="normal" fo:font-style="normal" officeooo:rsid="00070566" style:font-weight-asian="normal" style:font-weight-complex="normal"/>
    </style:style>
    <style:style style:name="T34" style:family="text">
      <style:text-properties fo:font-variant="normal" fo:text-transform="none" fo:letter-spacing="normal" fo:font-style="normal" officeooo:rsid="0003c224"/>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officeooo:rsid="00070566" style:font-weight-asian="normal" style:font-weight-complex="normal"/>
    </style:style>
    <style:style style:name="T37" style:family="text">
      <style:text-properties fo:font-variant="normal" fo:text-transform="none" fo:letter-spacing="normal" fo:font-style="normal" fo:font-weight="normal" officeooo:rsid="0009fce3" style:font-weight-asian="normal" style:font-weight-complex="normal"/>
    </style:style>
    <style:style style:name="T38" style:family="text">
      <style:text-properties fo:font-variant="normal" fo:text-transform="none" fo:letter-spacing="normal" fo:font-style="normal" fo:font-weight="normal" style:font-style-asian="normal" style:font-weight-asian="normal" style:font-weight-complex="normal"/>
    </style:style>
    <style:style style:name="T39" style:family="text">
      <style:text-properties fo:font-variant="normal" fo:text-transform="none" fo:letter-spacing="normal" fo:font-style="normal" fo:font-weight="normal" officeooo:rsid="00070566" style:font-style-asian="normal" style:font-weight-asian="normal" style:font-weight-complex="normal"/>
    </style:style>
    <style:style style:name="T40" style:family="text">
      <style:text-properties fo:font-variant="normal" fo:text-transform="none" fo:letter-spacing="normal" fo:font-style="normal" fo:font-weight="normal" officeooo:rsid="000a7705"/>
    </style:style>
    <style:style style:name="T41" style:family="text">
      <style:text-properties fo:font-variant="normal" fo:text-transform="none" fo:letter-spacing="normal" fo:font-style="normal" style:font-style-asian="normal" style:font-weight-asian="normal" style:font-weight-complex="normal"/>
    </style:style>
    <style:style style:name="T42" style:family="text">
      <style:text-properties fo:font-variant="normal" fo:text-transform="none" fo:letter-spacing="normal" fo:font-style="normal" officeooo:rsid="00070566" style:font-style-asian="normal" style:font-weight-asian="normal" style:font-weight-complex="normal"/>
    </style:style>
    <style:style style:name="T43" style:family="text">
      <style:text-properties fo:font-variant="normal" fo:text-transform="none" style:font-name="S hne" fo:font-size="9.60000038146973pt" fo:letter-spacing="normal" fo:font-style="normal" fo:font-weight="normal"/>
    </style:style>
    <style:style style:name="T44" style:family="text">
      <style:text-properties officeooo:rsid="0003c224" style:font-weight-asian="normal" style:font-weight-complex="normal"/>
    </style:style>
    <style:style style:name="T45" style:family="text">
      <style:text-properties fo:font-style="normal" fo:font-weight="normal" style:font-style-asian="normal" style:font-weight-asian="normal"/>
    </style:style>
    <style:style style:name="T46" style:family="text">
      <style:text-properties officeooo:rsid="00094aa6"/>
    </style:style>
    <style:style style:name="T47" style:family="text">
      <style:text-properties fo:color="#000000" loext:opacity="100%" style:font-name="Liberation Serif" fo:font-size="13pt" style:font-size-asian="13pt" style:font-size-complex="13pt"/>
    </style:style>
    <style:style style:name="T48" style:family="text">
      <style:text-properties fo:color="#000000" loext:opacity="100%" style:font-name="Liberation Serif" fo:font-size="13pt" officeooo:rsid="000c92a4" style:font-size-asian="13pt" style:font-size-complex="13pt"/>
    </style:style>
    <style:style style:name="T49" style:family="text">
      <style:text-properties fo:color="#000000" loext:opacity="100%" style:font-name="Liberation Serif" fo:font-size="13pt" style:font-size-asian="13pt" style:font-size-complex="13pt" loext:padding="0.049cm"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eitos Básicos </text:p>
      <text:p text:style-name="P1"/>
      <text:p text:style-name="P49"/>
      <text:p text:style-name="P36">1. Caixa Branca (Estrutural)</text:p>
      <text:p text:style-name="P32"><text:tab/>Testador tem acesso e conhecimento interno do código fonte.</text:p>
      <text:p text:style-name="P32"/>
      <text:p text:style-name="P36">2. Caixa Preta (Funcional)</text:p>
      <text:p text:style-name="P32"><text:tab/>Testador não tem conhecimento sobre o código fonte. Apenas entrada e saída são visíveis.</text:p>
      <text:p text:style-name="P32"/>
      <text:p text:style-name="P36">3. Abordagem Estrutural (Caixa Banca)</text:p>
      <text:p text:style-name="P32"><text:tab/>Garantir que todos os caminhos e estruturas de dados internos estejam corretas.</text:p>
      <text:p text:style-name="P32"/>
      <text:p text:style-name="P36">4. D<text:span text:style-name="T1">RIVER</text:span></text:p>
      <text:p text:style-name="P32"><text:tab/>Criado para testar uma unidade de código que depende de outros módulos ou componentes. Usados, normalmente, em testes de integração.</text:p>
      <text:p text:style-name="P32"/>
      <text:p text:style-name="P36">5. TDD (Test-Driven Development)</text:p>
      <text:p text:style-name="P32"><text:tab/>Escreva um teste que falhe.</text:p>
      <text:p text:style-name="P32"><text:tab/>Escreva um código para passar no teste.</text:p>
      <text:p text:style-name="P32"><text:tab/>Elimine a redundância.</text:p>
      <text:p text:style-name="P36"/>
      <text:p text:style-name="P36">6. STUBS</text:p>
      <text:p text:style-name="P32"><text:tab/>São implementações de código temporárias. <text:span text:style-name="T1">Definem respostas pré-definidas.</text:span></text:p>
      <text:p text:style-name="P32"/>
      <text:p text:style-name="P37">7. MOCKS</text:p>
      <text:p text:style-name="P33"><text:tab/>Replicam o comportamento de objetos reais sem depender de componentes internos, como banco de dados. Para fins de testes. “Cria objetos falsos”.</text:p>
      <text:p text:style-name="P33"/>
      <text:p text:style-name="P37">8. Persitência</text:p>
      <text:p text:style-name="P33"><text:tab/>Dados persistem, organizados em um meio não volátil. Ex: HD, SSD, CD, DVD.</text:p>
      <text:p text:style-name="P33"/>
      <text:p text:style-name="P37">9. JPA e Hibernate</text:p>
      <text:p text:style-name="P33"><text:tab/>JPA surge para abstrair grande quantidade do acesso e manipulação do BD.</text:p>
      <text:p text:style-name="P33"><text:tab/>Hibernate é um dos principais frameworks JPA, ele, por exemplo, realiza o mapeamento (OneToOne, OneToMany, ManyToOne, ManyToMany)</text:p>
      <text:p text:style-name="P33"/>
      <text:p text:style-name="P37">10. SQL</text:p>
      <text:p text:style-name="P30"><text:span text:style-name="T44"><text:tab/>É uma linguagem de consulta para interagir com o banco de dados relacionais. <text:tab/>(Modelo relacional </text:span><text:span text:style-name="T28">organiza os dados em tabelas com linhas e colunas, onde cada <text:tab/>tabela representa uma entidade e as colunas representam os atributos dessa entidade.).</text:span></text:p>
      <text:p text:style-name="P3"/>
      <text:p text:style-name="P35"><text:span text:style-name="T34">1</text:span><text:span text:style-name="T26">0. OneToOne</text:span></text:p>
      <text:p text:style-name="P30"><text:span text:style-name="T29"><text:tab/>U</text:span><text:span text:style-name="T27">ma entidade em um lado do relacionamento está associada a apenas uma entidade no outro lado e vice-versa.</text:span></text:p>
      <text:p text:style-name="P4"/>
      <text:p text:style-name="P4"/>
      <text:p text:style-name="P4"/>
      <text:p text:style-name="P16"><text:soft-page-break/>11. ManyToOne</text:p>
      <text:p text:style-name="P30"><text:span text:style-name="T29"><text:tab/></text:span><text:span text:style-name="T27">Neste tipo de relação, várias entidades em um lado do relacionamento estão associadas a apenas uma entidade no outro lado.</text:span></text:p>
      <text:p text:style-name="P7"/>
      <text:p text:style-name="P16">12. OneToMany </text:p>
      <text:p text:style-name="P30"><text:span text:style-name="T29"><text:tab/>U</text:span><text:span text:style-name="T27">ma entidade em um lado do relacionamento está associada a várias entidades no outro lado, mas cada entidade no outro lado está associada a apenas uma entidade no primeiro lado.</text:span></text:p>
      <text:p text:style-name="P13"/>
      <text:p text:style-name="P16">13.ManyToMany</text:p>
      <text:p text:style-name="P7"><text:tab/>Neste tipo de relação, várias entidades em um lado do relacionamento estão associadas a várias entidades no outro lado, e vice-versa.</text:p>
      <text:p text:style-name="P2"/>
      <text:p text:style-name="P35"><text:span text:style-name="T34">1</text:span><text:span text:style-name="T26">4. Cascade</text:span></text:p>
      <text:p text:style-name="P7"><text:tab/>Quando usado as operações realizadas na entidade proprietária também é aplicada na entidade relacionada.</text:p>
      <text:p text:style-name="P7"/>
      <text:p text:style-name="P16">15. Fetch</text:p>
      <text:p text:style-name="P30"><text:span text:style-name="T29"><text:tab/>É</text:span><text:span text:style-name="T27"> usado em JPA para definir como as associações entre entidades devem ser buscadas e carregadas do banco de dados. </text:span><text:span text:style-name="T30">Dois tipos:<text:line-break/>Eager: Associação será recuperada imediatamente junto com a entidade proprietária sempre que a entidade for carregada do banco de dados. </text:span></text:p>
      <text:p text:style-name="P31"><text:span text:style-name="T30">Lazy: A </text:span><text:span text:style-name="T27">associação será carregada somente quando for acessada explicitamente através de um getter. Ou seja, os dados das entidades relacionadas só serão carregados do banco de dados quando a associação for solicitada.</text:span></text:p>
      <text:p text:style-name="P14"/>
      <text:p text:style-name="P17">16. MappedyBy</text:p>
      <text:p text:style-name="P31"><text:span text:style-name="T30"><text:tab/>É </text:span><text:span text:style-name="T27">um atributo usado em JPA para definir o lado proprietário de uma associação bidirecional entre entidades.</text:span></text:p>
      <text:p text:style-name="P14"/>
      <text:p text:style-name="P17">17. JoinColumn</text:p>
      <text:p text:style-name="P31"><text:span text:style-name="T30"><text:tab/>É</text:span><text:span text:style-name="T27"> uma anotação usada em JPA para mapear uma coluna específica que representa uma chave estrangeira em um relacionamento entre entidades. </text:span><text:span text:style-name="T30">(OneToOne,…)</text:span></text:p>
      <text:p text:style-name="P8"/>
      <text:p text:style-name="P17">18. Column</text:p>
      <text:p text:style-name="P31"><text:span text:style-name="T30"><text:tab/>É</text:span><text:span text:style-name="T27"> usada em JPA para mapear um atributo de uma entidade a uma coluna específica no banco de dados. </text:span><text:span text:style-name="T30">Column com nullable igual a false </text:span><text:span text:style-name="T27">indica que o atributo correspondente não pode ter um valor nulo (null) no banco de dados. </text:span></text:p>
      <text:p text:style-name="P14"/>
      <text:p text:style-name="P17">19. JsonProperty</text:p>
      <text:p text:style-name="P31"><text:span text:style-name="T30"><text:tab/>Processamento de JSON. P</text:span><text:span text:style-name="T27">ermite personalizar o mapeamento entre os campos de uma classe Java e as propriedades em um objeto JSON.</text:span></text:p>
      <text:p text:style-name="P14"/>
      <text:p text:style-name="P18">20. JSON e Banco de Dados</text:p>
      <text:p text:style-name="P10"><text:tab/>Forma eficiente e estruturada de receber dados, as aplicações podem receber dados em formatos JSON, processá-los e armazená-los em um BD.</text:p>
      <text:p text:style-name="P9"/>
      <text:p text:style-name="P9"/>
      <text:p text:style-name="P18"><text:soft-page-break/>21. JSON e SpringBoot</text:p>
      <text:p text:style-name="P28"><text:span text:style-name="T31"><text:tab/></text:span><text:span text:style-name="T27">No contexto do Spring Boot, o JSON é frequentemente usado para serializar e deserializar dados entre o servidor e os clientes</text:span><text:span text:style-name="T31">.</text:span></text:p>
      <text:p text:style-name="P10"/>
      <text:p text:style-name="P18">22. JSON e JPA</text:p>
      <text:p text:style-name="P28"><text:span text:style-name="T31"><text:tab/></text:span><text:span text:style-name="T32">Exemplo: O</text:span><text:span text:style-name="T27"> cliente pode enviar dados em formato JSON para o servidor, e o servidor pode usar JPA para converter esses dados JSON em objetos Java e, em seguida, persisti-los no banco de dados. Da mesma forma, quando os dados são recuperados do banco de dados, o JPA pode converter os objetos Java em JSON para enviá-los ao cliente.</text:span></text:p>
      <text:p text:style-name="P12"/>
      <text:p text:style-name="P26">25. @Table</text:p>
      <text:p text:style-name="P29"><text:span text:style-name="T42"><text:tab/></text:span><text:span text:style-name="T41"> Notação do jpa para nomear a tabela do banco de dados, </text:span><text:span text:style-name="T42">usado para fins objetos relacionais.</text:span></text:p>
      <text:p text:style-name="P15"/>
      <text:p text:style-name="P23"><text:tab/>“Em resumo, o JSON é uma forma comum de representar dados em aplicativos web modernos, enquanto o Spring Boot e o JPA são tecnologias frequentemente usadas para facilitar o desenvolvimento de aplicativos e a interação com o banco de dados. A combinação dessas tecnologias pode permitir o desenvolvimento eficiente e escalável de aplicações web.”</text:p>
      <text:p text:style-name="P12"/>
      <text:p text:style-name="P19">Anotações do Lombok</text:p>
      <text:p text:style-name="P19"/>
      <text:p text:style-name="P19">23. @Data:</text:p>
      <text:p text:style-name="P11"><text:tab/>Combina as anotações @Getter, @Setter, @ToString, @EqualsAndHashCode e <text:tab/>@RequiredArgsConstructor em uma única anotação.</text:p>
      <text:p text:style-name="P34"><text:span text:style-name="T39"><text:tab/></text:span><text:span text:style-name="T38">Se n</text:span><text:span text:style-name="T45">ão usar eu não consigo nos testes acessar a classe, ex: getName(), setName(),....</text:span></text:p>
      <text:p text:style-name="P11"/>
      <text:p text:style-name="P19">24. @Builder</text:p>
      <text:p text:style-name="P11"><text:tab/>Gera automaticamente uma classe interna Builder para facilitar a construção de objetos <text:tab/>complexos com muitos atributos.</text:p>
      <text:p text:style-name="P34"><text:span text:style-name="T36"><text:tab/></text:span><text:span text:style-name="T38">Se n</text:span><text:span text:style-name="T45">ão usar o builder eu não consigo criar um produto nos testes usando, ex: User.builder()</text:span></text:p>
      <text:p text:style-name="P27"/>
      <text:p text:style-name="P19">26. @AllArgsConstructor/ NoArgsConstructor</text:p>
      <text:p text:style-name="P29"><text:span text:style-name="T33"><text:tab/></text:span><text:span text:style-name="T27">Gera automaticamente um construtor com argumentos para todos os atributos da classe</text:span><text:span text:style-name="T33"> / </text:span><text:span text:style-name="T27">Gera automaticamente um construtor padrão sem argumentos.</text:span></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25"><text:soft-page-break/><text:span text:style-name="T46">- Anotações para construir a interface do sistema utilizando o padrão RESTFULL API.</text:span></text:p>
      <text:p text:style-name="P20"/>
      <text:p text:style-name="P22">27. @RestController</text:p>
      <text:p text:style-name="P38"><text:span text:style-name="T37"><text:tab/></text:span><text:span text:style-name="T35">Quando você cria uma classe Java e a anota com </text:span><text:span text:style-name="T37">@RestController</text:span><text:span text:style-name="T35">, você está indicando ao Spring que essa classe será responsável por tratar as requisições HTTP que chegam ao servidor e retornar respostas adequadas. Em outras palavras, a classe se torna um controlador web para expor endpoints </text:span><text:span text:style-name="T40">(endpoints são pontos de acesso ou URLs específicas em um servidor ou aplicativo web) </text:span><text:span text:style-name="T35">de uma API REST.</text:span></text:p>
      <text:p text:style-name="P38"><text:span text:style-name="T35"/></text:p>
      <text:p text:style-name="P39"><text:span text:style-name="T26">28. @RequestMapping</text:span></text:p>
      <text:p text:style-name="P38"><text:span text:style-name="T40"><text:tab/>É</text:span><text:span text:style-name="T35"> uma das principais anotações do Spring Framework usadas para mapear métodos de controladores de uma aplicação web para endpoints específicos. Essa anotação define a URL ou padrão de URL que o método irá tratar e também especifica o método HTTP correspondente que será manipulado pelo método do controlador.</text:span></text:p>
      <text:p text:style-name="P40"><text:span text:style-name="T43"/></text:p>
      <text:p text:style-name="P21">Os métodos HTTP GET, POST, PUT e DELETE são os principais métodos usados em uma API RESTful (Representational State Transfer) para realizar operações específicas em recursos do servidor. Eles definem as ações que podem ser executadas em um recurso quando uma requisição HTTP é feita ao servidor. </text:p>
      <text:p text:style-name="P21"/>
      <text:p text:style-name="P24"><text:span text:style-name="T48">Se não especificar o caminho </text:span><text:span text:style-name="T47">entre os parênteses. Isso significa que o caminho padrão para cada método será a raiz do endpoint mapeado para a classe, que geralmente é especificado usando a anotação </text:span><text:span text:style-name="Source_20_Text"><text:span text:style-name="T49">@RequestMapping</text:span></text:span><text:span text:style-name="T47"> na classe ou através do caminho do controlador no arquivo de propriedades de configuração da aplicação.</text:span></text:p>
      <text:p text:style-name="P47"><text:span text:style-name="T2"/></text:p>
      <text:p text:style-name="P47"><text:span text:style-name="T2"/></text:p>
      <text:p text:style-name="P42"><text:span text:style-name="T15">29. ModelMapper</text:span><text:span text:style-name="T12"><text:line-break/><text:tab/>O ModelMapper é uma biblioteca Java que fornece uma maneira simples e fácil de mapear objetos de uma classe para outra, automatizando o processo de cópia de propriedades entre objetos com nomes de propriedades correspondentes. Ele é útil em cenários em que você precisa converter objetos DTO (Data Transfer Object) em entidades de domínio ou vice-versa, reduzindo a necessidade de código manual de mapeamento.</text:span></text:p>
      <text:p text:style-name="P42"><text:span text:style-name="T12"/></text:p>
      <text:p text:style-name="P44"><text:span text:style-name="T11">30. DTOs</text:span></text:p>
      <text:p text:style-name="P42"><text:span text:style-name="T13"><text:tab/></text:span><text:span text:style-name="T12">O principal objetivo de um DTO é encapsular um conjunto de dados e transferi-lo de uma camada da aplicação para outra de forma eficiente. Isso pode ser útil quando as classes de entidades de domínio (por exemplo, classes de bancos de dados) têm mais atributos do que você deseja expor ou usar na camada de apresentação. Usando DTOs, você pode selecionar exatamente os dados que deseja expor e evitar expor informações sensíveis.</text:span></text:p>
      <text:p text:style-name="P42"><text:span text:style-name="T13"/></text:p>
      <text:p text:style-name="P45"><text:span text:style-name="T16">3</text:span><text:span text:style-name="T11">1. ObjectMapper</text:span></text:p>
      <text:p text:style-name="P48"><text:span text:style-name="T24"><text:tab/></text:span><text:span text:style-name="T23">O </text:span><text:span text:style-name="Source_20_Text"><text:span text:style-name="T25">ObjectMapper</text:span></text:span><text:span text:style-name="T23"> é uma classe da biblioteca Jackson, que é uma biblioteca Java amplamente usada para converter objetos Java em JSON (serialização) e JSON em objetos Java (desserialização). Ela permite que você trabalhe facilmente com dados no formato JSON em suas aplicações Java. </text:span></text:p>
      <text:p text:style-name="P41"><text:span text:style-name="T12">O Json serializa e deserializa e o objectMapper é quem faz as conversões entre java e json.</text:span></text:p>
      <text:p text:style-name="P41"><text:span text:style-name="T12"/></text:p>
      <text:p text:style-name="P41"><text:span text:style-name="T12"/></text:p>
      <text:p text:style-name="P41"><text:span text:style-name="T12"/></text:p>
      <text:p text:style-name="P46"><text:soft-page-break/><text:span text:style-name="T11">32. MockMvc</text:span></text:p>
      <text:p text:style-name="P43"><text:span text:style-name="T14"><text:tab/>É</text:span><text:span text:style-name="T12"> uma classe fornecida pelo framework Spring MVC Test para testar controladores (controllers) em aplicações Spring. Ele permite simular solicitações HTTP para os endpoints dos controladores e validar as respostas recebidas. O objetivo é realizar testes de integração para garantir que os controladores estão funcionando corretamente em um ambiente controlado e isol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20:59:55.765211375</meta:creation-date>
    <dc:date>2023-08-02T22:24:27.639120394</dc:date>
    <meta:editing-duration>PT3H41M42S</meta:editing-duration>
    <meta:editing-cycles>3</meta:editing-cycles>
    <meta:generator>LibreOffice/7.3.7.2$Linux_X86_64 LibreOffice_project/30$Build-2</meta:generator>
    <meta:document-statistic meta:table-count="0" meta:image-count="0" meta:object-count="0" meta:page-count="5" meta:paragraph-count="78" meta:word-count="1271" meta:character-count="8084" meta:non-whitespace-character-count="6841"/>
  </office:meta>
</office:document-meta>
</file>